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style>
    <style:style style:name="P2" style:family="paragraph" style:parent-style-name="List_20_Paragraph" style:list-style-name="WWNum1"/>
    <style:style style:name="T1" style:family="text">
      <style:text-properties fo:font-weight="bold" style:font-weight-asian="bold"/>
    </style:style>
    <style:style style:name="T2" style:family="text">
      <style:text-properties fo:font-size="16pt" style:font-size-asian="16pt" style:font-size-complex="16pt"/>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P 10 Injection de données via l’Open Data</text:h>
      <text:p text:style-name="Standard"/>
      <text:p text:style-name="Standard"><text:span text:style-name="T1">Objectifs</text:span> : modéliser une base de données et injecter les données complètes fournis par l’open data. </text:p>
      <text:p text:style-name="Standard"/>
      <text:h text:style-name="Heading_20_2" text:outline-level="2"><text:span text:style-name="T2">Conception </text:span></text:h>
      <text:p text:style-name="Standard">A partir du fichier CSV, modéliser la base de données de manière la plus optimale pour que TOUTES les données présentes puissent y être intégrer en vérifiant les différentes contraintes dont la non redondance des informations. Les informations de géolocalisation seront exploitées plus tard mais doivent être pris en compte dès la conception (sous forme de longitude, latitude). </text:p>
      <text:p text:style-name="Standard"><text:span text:style-name="T1">Livrable attendu</text:span> : MCD</text:p>
      <text:p text:style-name="Standard"/>
      <text:h text:style-name="Heading_20_2" text:outline-level="2"><text:span text:style-name="T2">Mise en place </text:span></text:h>
      <text:p text:style-name="Standard">A partir du MCD, générer le script pour SQL Server. Les données de géolocalisations devront être renseignées avec le type le plus approprié proposé par <text:s/>SQL Server. </text:p>
      <text:p text:style-name="Standard"/>
      <text:p text:style-name="Standard"><text:span text:style-name="T1">Livrable attendu</text:span> : Script SQL Server</text:p>
      <text:p text:style-name="Standard"/>
      <text:h text:style-name="Heading_20_2" text:outline-level="2"><text:span text:style-name="T2">Application C# et Entity Framework </text:span></text:h>
      <text:p text:style-name="Standard">A partir de la base de données, vous créerez une application (mode console dans un premier temps) permettant de réaliser les 4 grands types d’opérations sur votre base de données (CRUD). </text:p>
      <text:p text:style-name="Standard"/>
      <text:h text:style-name="Heading_20_2" text:outline-level="2"><text:span text:style-name="T2">Injection des données</text:span></text:h>
      <text:p text:style-name="Standard">A partir du fichier CSV OU Json, vous injecterez les données dans la base de données, <text:s/>par le biais de votre programme. </text:p>
      <text:p text:style-name="Standard">Pour cela, le fichier devra être passé en argument de la manière suivante : <text:span text:style-name="T3">monapplication –f fichier.json </text:span></text:p>
      <text:p text:style-name="Standard">Votre application est capable de répondre à cet argument et de lire les données du fichier afin de les insérer dans la base de données.</text:p>
      <text:p text:style-name="Standard"/>
      <text:h text:style-name="Heading_20_2" text:outline-level="2"><text:span text:style-name="T2">Exploitation des données </text:span></text:h>
      <text:p text:style-name="Standard"/>
      <text:p text:style-name="Standard">En mode console, via un menu, l’utilisateur pourra demander les informations suivantes : </text:p>
      <text:list xml:id="list4160336571" text:style-name="WWNum1">
        <text:list-item>
          <text:p text:style-name="P2"><text:soft-page-break/>Avoir tous les sites, classés par ordre alphabétique en fonction de la commune</text:p>
        </text:list-item>
        <text:list-item>
          <text:p text:style-name="P2">Avoir la liste de tous les sites, toujours classés par ordre alphabétique avec un filtre sur la période (il faudra aider l’utilisateur pour connaitre le type de période à choisir) </text:p>
        </text:list-item>
        <text:list-item>
          <text:p text:style-name="P2">Connaitre le thème le plus populaire ainsi que la liste des sites associés </text:p>
        </text:list-item>
        <text:list-item>
          <text:p text:style-name="P2">Afficher la liste des sites (juste le nom de la commune et le département) par odre chronologique, du plus récent au plus ancien</text:p>
        </text:list-item>
        <text:list-item>
          <text:p text:style-name="P2">Compter le nombre de site fouillés par année et afficher un tableau (année, nombre) permettant de voir l’évolution. Le tableau est classé de l’année la plus ancienne à la plus récente. </text:p>
        </text:list-item>
      </text:list>
      <text:p text:style-name="Standard"><text:span text:style-name="T1">Livrable</text:span> : Code sources de l’application, documenté et exploitant au mieux les règles de la POO</text:p>
      <text:p text:style-name="Standard"/>
      <text:p text:style-name="Standard"><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david</dc:creator>
    <meta:editing-cycles>1</meta:editing-cycles>
    <meta:creation-date>2017-03-17T07:28:00</meta:creation-date>
    <dc:date>2017-03-17T07:57:00</dc:date>
    <meta:editing-duration>PT29M</meta:editing-duration>
    <meta:generator>LibreOffice/5.3.1.2$Linux_X86_64 LibreOffice_project/30m0$Build-2</meta:generator>
    <meta:document-statistic meta:table-count="0" meta:image-count="0" meta:object-count="0" meta:page-count="2" meta:paragraph-count="22" meta:word-count="373" meta:character-count="2235" meta:non-whitespace-character-count="18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